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6.045cm"/>
    </style:style>
    <style:style style:name="co4" style:family="table-column">
      <style:table-column-properties fo:break-before="auto" style:column-width="5.147cm"/>
    </style:style>
    <style:style style:name="co5" style:family="table-column">
      <style:table-column-properties fo:break-before="auto" style:column-width="4.711cm"/>
    </style:style>
    <style:style style:name="co6" style:family="table-column">
      <style:table-column-properties fo:break-before="auto" style:column-width="3.812cm"/>
    </style:style>
    <style:style style:name="co7" style:family="table-column">
      <style:table-column-properties fo:break-before="auto" style:column-width="5.2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3.125cm" svg:height="7.384cm" svg:x="3.954cm" svg:y="8.42cm">
            <draw:object draw:notify-on-update-of-ranges="Hoja1.C2:Hoja1.C2 Hoja1.D3:Hoja1.D6 Hoja1.D2:Hoja1.D2 Hoja1.D3:Hoja1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141cm" svg:height="7.968cm" svg:x="18.121cm" svg:y="7.942cm">
            <draw:object draw:notify-on-update-of-ranges="Hoja1.G2:Hoja1.G2 Hoja1.G3:Hoja1.G6 Hoja1.H2:Hoja1.H2 Hoja1.H3:Hoja1.H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.751cm" svg:height="7.172cm" svg:x="33.39cm" svg:y="8.499cm">
            <draw:object draw:notify-on-update-of-ranges="Hoja1.B10:Hoja1.B10 Hoja1.B11:Hoja1.B14 Hoja1.C10:Hoja1.C10 Hoja1.C11:Hoja1.C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MPLITUD GENERADA</text:p>
          </table:table-cell>
          <table:table-cell office:value-type="string" calcext:value-type="string">
            <text:p>AMPLITUD RECIBIDA</text:p>
          </table:table-cell>
          <table:table-cell table:number-columns-repeated="2"/>
          <table:table-cell office:value-type="string" calcext:value-type="string">
            <text:p>AMPLITUD GENERADA</text:p>
          </table:table-cell>
          <table:table-cell office:value-type="string" calcext:value-type="string">
            <text:p>AMPLITUD RECIBIDA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0999" calcext:value-type="float">
            <text:p>0,0999</text:p>
          </table:table-cell>
          <table:table-cell table:formula="of:=[.D3]/[.C3]" office:value-type="float" office:value="0.1998" calcext:value-type="float">
            <text:p>0,1998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0591" calcext:value-type="float">
            <text:p>0,0591</text:p>
          </table:table-cell>
          <table:table-cell table:formula="of:=[.H3]/[.G3]" office:value-type="float" office:value="0.1182" calcext:value-type="float">
            <text:p>0,1182</text:p>
          </table:table-cell>
        </table:table-row>
        <table:table-row table:style-name="ro1"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05044" calcext:value-type="float">
            <text:p>0,05044</text:p>
          </table:table-cell>
          <table:table-cell table:formula="of:=[.D4]/[.C4]" office:value-type="float" office:value="0.20176" calcext:value-type="float">
            <text:p>0,20176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0.030784" calcext:value-type="float">
            <text:p>0,030784</text:p>
          </table:table-cell>
          <table:table-cell table:formula="of:=[.H4]/[.G4]" office:value-type="float" office:value="0.123136" calcext:value-type="float">
            <text:p>0,123136</text:p>
          </table:table-cell>
        </table:table-row>
        <table:table-row table:style-name="ro1">
          <table:table-cell table:number-columns-repeated="2"/>
          <table:table-cell office:value-type="float" office:value="0.125" calcext:value-type="float">
            <text:p>0,125</text:p>
          </table:table-cell>
          <table:table-cell office:value-type="float" office:value="0.02548" calcext:value-type="float">
            <text:p>0,02548</text:p>
          </table:table-cell>
          <table:table-cell table:formula="of:=[.D5]/[.C5]" office:value-type="float" office:value="0.20384" calcext:value-type="float">
            <text:p>0,20384</text:p>
          </table:table-cell>
          <table:table-cell/>
          <table:table-cell office:value-type="float" office:value="0.125" calcext:value-type="float">
            <text:p>0,125</text:p>
          </table:table-cell>
          <table:table-cell office:value-type="float" office:value="0.016224" calcext:value-type="float">
            <text:p>0,016224</text:p>
          </table:table-cell>
          <table:table-cell table:formula="of:=[.H5]/[.G5]" office:value-type="float" office:value="0.129792" calcext:value-type="float">
            <text:p>0,129792</text:p>
          </table:table-cell>
        </table:table-row>
        <table:table-row table:style-name="ro1">
          <table:table-cell table:number-columns-repeated="2"/>
          <table:table-cell office:value-type="float" office:value="0.0625" calcext:value-type="float">
            <text:p>0,0625</text:p>
          </table:table-cell>
          <table:table-cell office:value-type="float" office:value="0.01365" calcext:value-type="float">
            <text:p>0,01365</text:p>
          </table:table-cell>
          <table:table-cell table:formula="of:=[.D6]/[.C6]" office:value-type="float" office:value="0.2184" calcext:value-type="float">
            <text:p>0,2184</text:p>
          </table:table-cell>
          <table:table-cell/>
          <table:table-cell office:value-type="float" office:value="0.0625" calcext:value-type="float">
            <text:p>0,0625</text:p>
          </table:table-cell>
          <table:table-cell office:value-type="float" office:value="0.0081" calcext:value-type="float">
            <text:p>0,0081</text:p>
          </table:table-cell>
          <table:table-cell table:formula="of:=[.H6]/[.G6]" office:value-type="float" office:value="0.1296" calcext:value-type="float">
            <text:p>0,1296</text:p>
          </table:table-cell>
        </table:table-row>
        <table:table-row table:style-name="ro1">
          <table:table-cell table:number-columns-repeated="4"/>
          <table:table-cell table:formula="of:=([.E3]+[.E4]+[.E5]+[.E6])/4" office:value-type="float" office:value="0.20595" calcext:value-type="float">
            <text:p>0,20595</text:p>
          </table:table-cell>
          <table:table-cell table:number-columns-repeated="3"/>
          <table:table-cell table:formula="of:=([.I5]+[.I6]+[.I3]+[.I4])/4" office:value-type="float" office:value="0.125182" calcext:value-type="float">
            <text:p>0,125182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AMPLITUD GENERADA</text:p>
          </table:table-cell>
          <table:table-cell office:value-type="string" calcext:value-type="string">
            <text:p>AMPLITUD RECIBIDA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0.022001" calcext:value-type="float">
            <text:p>0,022001</text:p>
          </table:table-cell>
          <table:table-cell table:formula="of:=[.C11]/[.B11]" office:value-type="float" office:value="0.044002" calcext:value-type="float">
            <text:p>0,0440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office:value-type="float" office:value="0.0112" calcext:value-type="float">
            <text:p>0,0112</text:p>
          </table:table-cell>
          <table:table-cell table:formula="of:=[.C12]/[.B12]" office:value-type="float" office:value="0.0448" calcext:value-type="float">
            <text:p>0,04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25" calcext:value-type="float">
            <text:p>0,125</text:p>
          </table:table-cell>
          <table:table-cell office:value-type="float" office:value="0.006272" calcext:value-type="float">
            <text:p>0,006272</text:p>
          </table:table-cell>
          <table:table-cell table:formula="of:=[.C13]/[.B13]" office:value-type="float" office:value="0.050176" calcext:value-type="float">
            <text:p>0,0501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25" calcext:value-type="float">
            <text:p>0,0625</text:p>
          </table:table-cell>
          <table:table-cell office:value-type="float" office:value="0.003175" calcext:value-type="float">
            <text:p>0,003175</text:p>
          </table:table-cell>
          <table:table-cell table:formula="of:=[.C14]/[.B14]" office:value-type="float" office:value="0.0508" calcext:value-type="float">
            <text:p>0,050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([.D11]+[.D14]+[.D12]+[.D13])/4" office:value-type="float" office:value="0.0474445" calcext:value-type="float">
            <text:p>0,047444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6T15:44:13.013091326</meta:creation-date>
    <dc:date>2023-09-26T16:34:07.106017254</dc:date>
    <meta:editing-duration>PT4M51S</meta:editing-duration>
    <meta:editing-cycles>1</meta:editing-cycles>
    <meta:document-statistic meta:table-count="1" meta:cell-count="45" meta:object-count="3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126cm" svg:height="7.385cm" xlink:href=".." xlink:type="simple" chart:class="chart:scatter" chart:style-name="ch1">
        <chart:title svg:x="5.699cm" svg:y="0.283cm" chart:style-name="ch2">
          <text:p>200Mhz</text:p>
        </chart:title>
        <chart:legend chart:legend-position="end" svg:x="8.289cm" svg:y="3.393cm" style:legend-expansion="high" chart:style-name="ch3"/>
        <chart:plot-area chart:style-name="ch4" table:cell-range-address="Hoja1.C2:Hoja1.D2 Hoja1.D3:Hoja1.D6" chart:data-source-has-labels="row" svg:x="0.262cm" svg:y="1.209cm" svg:width="7.765cm" svg:height="6.029cm">
          <chartooo:coordinate-region svg:x="1.174cm" svg:y="1.408cm" svg:width="6.522cm" svg:height="5.18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Hoja1.D3:Hoja1.D6" chart:label-cell-address="Hoja1.D2:Hoja1.D2" chart:class="chart:scatter">
            <chart:domain table:cell-range-address="Hoja1.D3:Hoja1.D6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AMPLITUD RECIBIDA</text:p>
                <draw:g>
                  <svg:desc>Hoja1.D2:Hoja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99">
                <text:p>0.0999</text:p>
                <draw:g>
                  <svg:desc>Hoja1.D3:Hoja1.D6</svg:desc>
                </draw:g>
              </table:table-cell>
              <table:table-cell office:value-type="float" office:value="0.0999">
                <text:p>0.0999</text:p>
                <draw:g>
                  <svg:desc>Hoja1.D3:Hoja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044">
                <text:p>0.05044</text:p>
              </table:table-cell>
              <table:table-cell office:value-type="float" office:value="0.05044">
                <text:p>0.050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48">
                <text:p>0.02548</text:p>
              </table:table-cell>
              <table:table-cell office:value-type="float" office:value="0.02548">
                <text:p>0.025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65">
                <text:p>0.01365</text:p>
              </table:table-cell>
              <table:table-cell office:value-type="float" office:value="0.01365">
                <text:p>0.013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142cm" svg:height="7.969cm" xlink:href=".." xlink:type="simple" chart:class="chart:scatter" chart:style-name="ch1">
        <chart:title svg:x="6.207cm" svg:y="0.295cm" chart:style-name="ch2">
          <text:p>300Mhz</text:p>
        </chart:title>
        <chart:legend chart:legend-position="end" svg:x="9.305cm" svg:y="3.685cm" style:legend-expansion="high" chart:style-name="ch3"/>
        <chart:plot-area chart:style-name="ch4" table:cell-range-address="Hoja1.G2:Hoja1.H6" chart:data-source-has-labels="row" svg:x="0.282cm" svg:y="1.233cm" svg:width="8.741cm" svg:height="6.577cm">
          <chartooo:coordinate-region svg:x="1.194cm" svg:y="1.432cm" svg:width="7.589cm" svg:height="5.73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Hoja1.H3:Hoja1.H6" chart:label-cell-address="Hoja1.H2:Hoja1.H2" chart:class="chart:scatter">
            <chart:domain table:cell-range-address="Hoja1.G3:Hoja1.G6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AMPLITUD RECIBIDA</text:p>
                <draw:g>
                  <svg:desc>Hoja1.H2:Hoja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Hoja1.G3:Hoja1.G6</svg:desc>
                </draw:g>
              </table:table-cell>
              <table:table-cell office:value-type="float" office:value="0.0591">
                <text:p>0.0591</text:p>
                <draw:g>
                  <svg:desc>Hoja1.H3:Hoja1.H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030784">
                <text:p>0.0307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0.016224">
                <text:p>0.016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0.0081">
                <text:p>0.00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52cm" svg:height="7.173cm" xlink:href=".." xlink:type="simple" chart:class="chart:scatter" chart:style-name="ch1">
        <chart:title svg:x="5.512cm" svg:y="0.279cm" chart:style-name="ch2">
          <text:p>500Mhz</text:p>
        </chart:title>
        <chart:legend chart:legend-position="end" svg:x="7.915cm" svg:y="3.287cm" style:legend-expansion="high" chart:style-name="ch3"/>
        <chart:plot-area chart:style-name="ch4" table:cell-range-address="Hoja1.B10:Hoja1.C14" chart:data-source-has-labels="row" svg:x="0.255cm" svg:y="1.201cm" svg:width="7.405cm" svg:height="5.829cm">
          <chartooo:coordinate-region svg:x="1.353cm" svg:y="1.4cm" svg:width="6.067cm" svg:height="4.98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Hoja1.C11:Hoja1.C14" chart:label-cell-address="Hoja1.C10:Hoja1.C10" chart:class="chart:scatter">
            <chart:domain table:cell-range-address="Hoja1.B11:Hoja1.B14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AMPLITUD RECIBIDA</text:p>
                <draw:g>
                  <svg:desc>Hoja1.C10:Hoja1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Hoja1.B11:Hoja1.B14</svg:desc>
                </draw:g>
              </table:table-cell>
              <table:table-cell office:value-type="float" office:value="0.022001">
                <text:p>0.022001</text:p>
                <draw:g>
                  <svg:desc>Hoja1.C11:Hoja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0.006272">
                <text:p>0.006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  <table:table-cell office:value-type="float" office:value="0.003175">
                <text:p>0.0031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